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7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29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30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f8fd0" style:font-size-asian="11pt" style:font-size-complex="11pt"/>
    </style:style>
    <style:style style:name="P32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33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eccd" style:font-weight-asian="bold" style:font-weight-complex="bold"/>
    </style:style>
    <style:style style:name="T4" style:family="text">
      <style:text-properties officeooo:rsid="003297d4"/>
    </style:style>
    <style:style style:name="T5" style:family="text">
      <style:text-properties officeooo:rsid="0033e214"/>
    </style:style>
    <style:style style:name="T6" style:family="text">
      <style:text-properties officeooo:rsid="003775f0"/>
    </style:style>
    <style:style style:name="T7" style:family="text">
      <style:text-properties officeooo:rsid="00388344"/>
    </style:style>
    <style:style style:name="T8" style:family="text">
      <style:text-properties officeooo:rsid="0038fa51"/>
    </style:style>
    <style:style style:name="T9" style:family="text">
      <style:text-properties fo:font-weight="normal" officeooo:rsid="003ca38e" style:font-weight-asian="normal" style:font-weight-complex="normal"/>
    </style:style>
    <style:style style:name="T10" style:family="text">
      <style:text-properties fo:font-weight="normal" officeooo:rsid="003ceccd" style:font-weight-asian="normal" style:font-weight-complex="normal"/>
    </style:style>
    <style:style style:name="T11" style:family="text">
      <style:text-properties fo:font-weight="normal" officeooo:rsid="00405f5b" style:font-weight-asian="normal" style:font-weight-complex="normal"/>
    </style:style>
    <style:style style:name="T12" style:family="text">
      <style:text-properties fo:font-weight="normal" officeooo:rsid="00448991" style:font-weight-asian="normal" style:font-weight-complex="normal"/>
    </style:style>
    <style:style style:name="T13" style:family="text">
      <style:text-properties officeooo:rsid="003d4fd2"/>
    </style:style>
    <style:style style:name="T14" style:family="text">
      <style:text-properties officeooo:rsid="003edabe"/>
    </style:style>
    <style:style style:name="T15" style:family="text">
      <style:text-properties officeooo:rsid="003f8fd0"/>
    </style:style>
    <style:style style:name="T16" style:family="text">
      <style:text-properties officeooo:rsid="003fe830"/>
    </style:style>
    <style:style style:name="T17" style:family="text">
      <style:text-properties officeooo:rsid="00405f5b"/>
    </style:style>
    <style:style style:name="T18" style:family="text">
      <style:text-properties officeooo:rsid="0046603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Goosur | devon.gardner24@ncf.edu | (941) 358-1887</text:p>
      <text:p text:style-name="P4">linkedin.com/in/devon-gardner-855282147/</text:p>
      <text:p text:style-name="P1"/>
      <text:p text:style-name="P19">OBJECTIVE</text:p>
      <text:p text:style-name="P5">To obtain <text:span text:style-name="T18">Robotics team position </text:span>with <text:span text:style-name="T18">Boston Dynamics </text:span>using <text:span text:style-name="T18">embedded systems software development</text:span>, <text:span text:style-name="T18">robot kinematics</text:span>, and <text:span text:style-name="T18">machine learning</text:span>.</text:p>
      <text:p text:style-name="P5"/>
      <text:p text:style-name="P19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3">RELATED COURSES &amp; </text:span><text:span text:style-name="T2">SKILLS</text:span></text:p>
      <text:p text:style-name="P21">Robot Kinematics; Embedded Systems; Computer Architecture; Software Engineering; Machine Learning for Visual Thinkers; Object-Oriented Programming and Design, </text:p>
      <text:p text:style-name="P22"/>
      <text:p text:style-name="P8"><text:span text:style-name="T10">Skills: </text:span><text:span text:style-name="T9">C++, Python, Java, Javascript, Embedded Systems, Linux OS, Git</text:span><text:span text:style-name="T11">H</text:span><text:span text:style-name="T9">ub, </text:span><text:span text:style-name="T12">ROS</text:span></text:p>
      <text:p text:style-name="P5"/>
      <text:p text:style-name="P5"><text:span text:style-name="T3">SOFTWARE </text:span><text:span text:style-name="T2">EXPERIENCE</text:span></text:p>
      <text:p text:style-name="P10"><text:span text:style-name="T6">Research Assistant</text:span><text:tab/><text:span text:style-name="T4">May</text:span> 2021 – August 2021</text:p>
      <text:p text:style-name="P11">University of South Carolina Center for Computational Robotics<text:tab/>Columbia, SC</text:p>
      <text:list xml:id="list339200660" text:style-name="L1">
        <text:list-item>
          <text:p text:style-name="P23">Collaborated with team of graduate researchers on marine robot computer vision research project</text:p>
        </text:list-item>
        <text:list-item>
          <text:p text:style-name="P24">Produced training dataset <text:span text:style-name="T7">of</text:span> <text:span text:style-name="T4">underwater cave speleothem consisting of </text:span><text:span text:style-name="T5">24 thousand labels </text:span><text:span text:style-name="T7">of</text:span><text:span text:style-name="T5"> four classes </text:span><text:span text:style-name="T7">of interest</text:span></text:p>
        </text:list-item>
        <text:list-item>
          <text:p text:style-name="P25">Trained YOLOv5s <text:span text:style-name="T8">object detection </text:span>model on training data resulting in mean average precision of 0.85, which allowed model to be used <text:span text:style-name="T15">as</text:span> part of larger <text:span text:style-name="T6">research project</text:span></text:p>
        </text:list-item>
        <text:list-item>
          <text:p text:style-name="P26">Wrote research paper and created conference poster to convey process and findings at multiple symposiums <text:span text:style-name="T8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4126394163" text:style-name="L2">
        <text:list-item>
          <text:p text:style-name="P27">Created helper library for DynamixelSDK to simplify usage of Dynamixel <text:span text:style-name="T15">motor</text:span> serial communication</text:p>
        </text:list-item>
        <text:list-item>
          <text:p text:style-name="P27">Applied linear regression to recorded robot arm joint angles over time to produce <text:span text:style-name="T17">G</text:span>aussian mixture model <text:span text:style-name="T15">based motion primitives for preforming actions without human control</text:span></text:p>
        </text:list-item>
        <text:list-item>
          <text:p text:style-name="P28">Computed three dimensional coordinates of robot arm end effector using Denavit-Hartenberg based forward kinematics</text:p>
        </text:list-item>
        <text:list-item>
          <text:p text:style-name="P28">Evaluated <text:span text:style-name="T16">performance of various motion primitives</text:span> through root mean square error <text:span text:style-name="T16">metric</text:span></text:p>
        </text:list-item>
      </text:list>
      <text:p text:style-name="P31"/>
      <text:p text:style-name="P18">Machine Learning for Visual Thinkers Course<text:tab/>Fall 2020</text:p>
      <text:list xml:id="list968907272" text:style-name="L5">
        <text:list-item>
          <text:p text:style-name="P33">Implemented linear regression, principle component analysis, k-means clustering, k-nearest neighbors classification and naive bayes classification algorithms from the ground up</text:p>
        </text:list-item>
        <text:list-item>
          <text:p text:style-name="P33">Preprocessed raw data for analysis through aforementioned algorithms</text:p>
        </text:list-item>
        <text:list-item>
          <text:p text:style-name="P33">Wrote reports analyzing the results of these algorithms applied to various real world datasets</text:p>
        </text:list-item>
        <text:list-item>
          <text:p text:style-name="P33">Reports and algorithm implementations found on my <text:span text:style-name="T17">GitHub</text:span></text:p>
        </text:list-item>
      </text:list>
      <text:p text:style-name="P17"/>
      <text:p text:style-name="P20"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3740782043" text:style-name="L6">
        <text:list-item>
          <text:p text:style-name="P34">Tutor college level students in Calculus 2 level math and below, Physics with Calculus, and Introductory and General Chemistry</text:p>
        </text:list-item>
        <text:list-item>
          <text:p text:style-name="P35">Assist computer science students with programming concepts, structure, and syntax of Python and Java.</text:p>
        </text:list-item>
        <text:list-item>
          <text:p text:style-name="P35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4-17T06:06:56.055002142</dc:date>
    <meta:editing-duration>PT48M30S</meta:editing-duration>
    <meta:editing-cycles>11</meta:editing-cycles>
    <meta:generator>LibreOffice/7.3.2.2$Linux_X86_64 LibreOffice_project/30$Build-2</meta:generator>
    <meta:document-statistic meta:table-count="0" meta:image-count="0" meta:object-count="0" meta:page-count="1" meta:paragraph-count="37" meta:word-count="402" meta:character-count="2867" meta:non-whitespace-character-count="2515"/>
  </office:meta>
</office:document-meta>
</file>